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369c4" officeooo:paragraph-rsid="001369c4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462b7" officeooo:paragraph-rsid="001462b7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60615" officeooo:paragraph-rsid="00160615" style:font-weight-asian="bold" style:font-weight-complex="bold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1369c4" officeooo:paragraph-rsid="001369c4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officeooo:rsid="001369c4" officeooo:paragraph-rsid="001369c4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officeooo:rsid="00160615" officeooo:paragraph-rsid="00160615" style:font-size-asian="14pt" style:font-weight-asian="bold" style:font-size-complex="14pt" style:font-weight-complex="bold"/>
    </style:style>
    <style:style style:name="P7" style:family="paragraph" style:parent-style-name="Standard">
      <style:text-properties style:text-underline-style="none" fo:font-weight="normal" officeooo:rsid="001369c4" officeooo:paragraph-rsid="001369c4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60615" officeooo:paragraph-rsid="00160615" style:font-weight-asian="normal" style:font-weight-complex="normal"/>
    </style:style>
    <style:style style:name="P9" style:family="paragraph" style:parent-style-name="Standard" style:list-style-name="L1">
      <style:text-properties style:text-line-through-style="solid" style:text-line-through-type="single" style:text-underline-style="none" fo:font-weight="normal" officeooo:rsid="001369c4" officeooo:paragraph-rsid="001369c4" style:font-weight-asian="normal" style:font-weight-complex="normal"/>
    </style:style>
    <style:style style:name="P10" style:family="paragraph" style:parent-style-name="Standard" style:list-style-name="L1">
      <style:text-properties style:text-line-through-style="solid" style:text-line-through-type="single" style:text-underline-style="none" fo:font-weight="normal" officeooo:rsid="001462b7" officeooo:paragraph-rsid="001462b7" style:font-weight-asian="normal" style:font-weight-complex="normal"/>
    </style:style>
    <style:style style:name="P11" style:family="paragraph" style:parent-style-name="Standard" style:list-style-name="L3">
      <style:text-properties style:text-line-through-style="solid" style:text-line-through-type="single" fo:font-size="12pt" style:text-underline-style="none" fo:font-weight="normal" officeooo:rsid="00160615" officeooo:paragraph-rsid="00160615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text-properties style:text-underline-style="none" fo:font-weight="normal" officeooo:rsid="001462b7" officeooo:paragraph-rsid="001462b7" style:font-weight-asian="normal" style:font-weight-complex="normal"/>
    </style:style>
    <style:style style:name="P13" style:family="paragraph" style:parent-style-name="Standard" style:list-style-name="L3">
      <style:text-properties style:text-underline-style="none" fo:font-weight="normal" officeooo:rsid="001462b7" officeooo:paragraph-rsid="00160615" style:font-weight-asian="normal" style:font-weight-complex="normal"/>
    </style:style>
    <style:style style:name="P14" style:family="paragraph" style:parent-style-name="Standard" style:list-style-name="L4">
      <style:text-properties style:text-underline-style="none" fo:font-weight="normal" officeooo:rsid="001462b7" officeooo:paragraph-rsid="001462b7" style:font-weight-asian="normal" style:font-weight-complex="normal"/>
    </style:style>
    <style:style style:name="P15" style:family="paragraph" style:parent-style-name="Standard" style:list-style-name="L1">
      <style:text-properties style:text-underline-style="none" fo:font-weight="normal" officeooo:rsid="001369c4" officeooo:paragraph-rsid="001369c4" style:font-weight-asian="normal" style:font-weight-complex="normal"/>
    </style:style>
    <style:style style:name="P16" style:family="paragraph" style:parent-style-name="Standard" style:list-style-name="L4">
      <style:text-properties style:text-underline-style="none" fo:font-weight="normal" officeooo:rsid="00160615" officeooo:paragraph-rsid="00160615" style:font-weight-asian="normal" style:font-weight-complex="normal"/>
    </style:style>
    <style:style style:name="P17" style:family="paragraph" style:parent-style-name="Standard" style:list-style-name="L5">
      <style:text-properties style:text-underline-style="none" fo:font-weight="normal" officeooo:rsid="00160615" officeooo:paragraph-rsid="00160615" style:font-weight-asian="normal" style:font-weight-complex="normal"/>
    </style:style>
    <style:style style:name="P18" style:family="paragraph" style:parent-style-name="Standard" style:list-style-name="L1">
      <style:text-properties style:text-underline-style="none" fo:font-weight="normal" officeooo:rsid="0019b1c1" officeooo:paragraph-rsid="0019b1c1" style:font-weight-asian="normal" style:font-weight-complex="normal"/>
    </style:style>
    <style:style style:name="P19" style:family="paragraph" style:parent-style-name="Standard" style:list-style-name="L2">
      <style:text-properties style:text-underline-style="none" fo:font-weight="normal" officeooo:rsid="001afccc" officeooo:paragraph-rsid="001afccc" style:font-weight-asian="normal" style:font-weight-complex="normal"/>
    </style:style>
    <style:style style:name="P20" style:family="paragraph" style:parent-style-name="Standard" style:list-style-name="L3">
      <style:text-properties fo:font-size="12pt" style:text-underline-style="none" fo:font-weight="normal" officeooo:rsid="00160615" officeooo:paragraph-rsid="00160615" style:font-size-asian="12pt" style:font-weight-asian="normal" style:font-size-complex="12pt" style:font-weight-complex="normal"/>
    </style:style>
    <style:style style:name="P21" style:family="paragraph" style:parent-style-name="Standard" style:list-style-name="L6">
      <style:text-properties fo:font-size="12pt" style:text-underline-style="none" fo:font-weight="normal" officeooo:rsid="00160615" officeooo:paragraph-rsid="00160615" style:font-size-asian="10.5pt" style:font-weight-asian="normal" style:font-size-complex="12pt" style:font-weight-complex="normal"/>
    </style:style>
    <style:style style:name="T1" style:family="text">
      <style:text-properties officeooo:rsid="00160615"/>
    </style:style>
    <style:style style:name="T2" style:family="text">
      <style:text-properties officeooo:rsid="001462b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pen Tasks</text:p>
      <text:p text:style-name="P1"/>
      <text:p text:style-name="P5">Front-End</text:p>
      <text:list xml:id="list3916426066" text:style-name="L1">
        <text:list-item>
          <text:p text:style-name="P9">general design improvement</text:p>
        </text:list-item>
        <text:list-item>
          <text:p text:style-name="P9">add nice icon for app</text:p>
        </text:list-item>
      </text:list>
      <text:p text:style-name="P7"/>
      <text:p text:style-name="P2">Index.html</text:p>
      <text:list xml:id="list1121624218" text:style-name="L2">
        <text:list-item>
          <text:p text:style-name="P12">Provide some intro text for the app and how to use it</text:p>
        </text:list-item>
        <text:list-item>
          <text:p text:style-name="P19">auto-fill for ingredients</text:p>
        </text:list-item>
        <text:list-item>
          <text:p text:style-name="P19">pre-select common ingredients</text:p>
        </text:list-item>
        <text:list-item>
          <text:p text:style-name="P19"/>
          <text:p text:style-name="P12"/>
        </text:list-item>
      </text:list>
      <text:p text:style-name="P2">Success.html</text:p>
      <text:list xml:id="list140205807638291" text:continue-list="list3916426066" text:style-name="L1">
        <text:list-item>
          <text:p text:style-name="P10">Display preparation steps with numerated points and in better layout</text:p>
        </text:list-item>
        <text:list-item>
          <text:p text:style-name="P15">enable filtering for results after recommendations have been made</text:p>
        </text:list-item>
        <text:list-item>
          <text:p text:style-name="P18">show top recommendations with button/hyperlink/markdown to select and show cooking steps</text:p>
        </text:list-item>
      </text:list>
      <text:p text:style-name="P1"/>
      <text:p text:style-name="P5"/>
      <text:p text:style-name="P5">Back-End</text:p>
      <text:list xml:id="list1295228561" text:style-name="L3">
        <text:list-item>
          <text:p text:style-name="P20">Add different database</text:p>
        </text:list-item>
        <text:list-item>
          <text:p text:style-name="P20">Add filtering of words in database</text:p>
        </text:list-item>
        <text:list-item>
          <text:p text:style-name="P20">Test TD-IDF Vectorizer</text:p>
        </text:list-item>
        <text:list-item>
          <text:p text:style-name="P11">Test FUZZ (<text:span text:style-name="T2">Levenshtein distance</text:span>)</text:p>
        </text:list-item>
        <text:list-item>
          <text:p text:style-name="P13"/>
        </text:list-item>
      </text:list>
      <text:list xml:id="list3579207985" text:style-name="L4">
        <text:list-item>
          <text:p text:style-name="P14">add filtering to <text:span text:style-name="T1">final </text:span>recommendations <text:span text:style-name="T1">bsed on calories, …</text:span></text:p>
          <text:list>
            <text:list-item>
              <text:p text:style-name="P16">select appropriate columns</text:p>
            </text:list-item>
          </text:list>
        </text:list-item>
      </text:list>
      <text:p text:style-name="P8"/>
      <text:p text:style-name="P3">Additional functionalities</text:p>
      <text:list xml:id="list1501181746" text:style-name="L5">
        <text:list-item>
          <text:p text:style-name="P17">do classification of cuisine based on ingredients and only afterwards recommend recipes</text:p>
        </text:list-item>
        <text:list-item>
          <text:p text:style-name="P17">filter top recommendations based on servings and amount of available ingredients</text:p>
        </text:list-item>
      </text:list>
      <text:p text:style-name="P8"/>
      <text:p text:style-name="P8"/>
      <text:p text:style-name="P6">Deployment</text:p>
      <text:list xml:id="list2586611823" text:style-name="L6">
        <text:list-item>
          <text:p text:style-name="P21">Heroku?</text:p>
        </text:list-item>
        <text:list-item>
          <text:p text:style-name="P21">Azure?</text:p>
        </text:list-item>
        <text:list-item>
          <text:p text:style-name="P21">Challenge #2 Harness?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4:15:48.573863386</meta:creation-date>
    <dc:date>2022-01-31T14:02:03.746528935</dc:date>
    <meta:editing-duration>PT1H12M5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143" meta:character-count="877" meta:non-whitespace-character-count="782"/>
  </office:meta>
</office:document-meta>
</file>